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freesound.org/people/ryansnook/sounds/110115/" text:style-name="Internet_20_link" text:visited-style-name="Visited_20_Internet_20_Link">https://freesound.org/people/ryansnook/sounds/110115/</text:a></text:p>
      <text:p text:style-name="No_20_Spacing">Small Explosion.wav</text:p>
      <text:p text:style-name="No_20_Spacing">ryansnook</text:p>
      <text:p text:style-name="No_20_Spacing"/>
      <text:p text:style-name="No_20_Spacing"><text:a xlink:type="simple" xlink:href="https://freesound.org/people/bubaproducer/sounds/151022/" text:style-name="Internet_20_link" text:visited-style-name="Visited_20_Internet_20_Link">https://freesound.org/people/bubaproducer/sounds/151022/</text:a></text:p>
      <text:p text:style-name="No_20_Spacing">Laser Shot Silenced </text:p>
      <text:p text:style-name="No_20_Spacing">bubaproducer</text:p>
      <text:p text:style-name="No_20_Spacing"/>
      <text:p text:style-name="No_20_Spacing"><text:a xlink:type="simple" xlink:href="https://freesound.org/people/bubaproducer/sounds/151021/" text:style-name="Internet_20_link" text:visited-style-name="Visited_20_Internet_20_Link">https://freesound.org/people/bubaproducer/sounds/151021/</text:a></text:p>
      <text:p text:style-name="No_20_Spacing">Laser Shot Big 3</text:p>
      <text:p text:style-name="No_20_Spacing">bubaproducer</text:p>
      <text:p text:style-name="No_20_Spacing"/>
      <text:p text:style-name="No_20_Spacing"><text:a xlink:type="simple" xlink:href="https://freesound.org/people/bubaproducer/sounds/151019/" text:style-name="Internet_20_link" text:visited-style-name="Visited_20_Internet_20_Link">https://freesound.org/people/bubaproducer/sounds/151019/</text:a></text:p>
      <text:p text:style-name="No_20_Spacing">Laser Shot Element 1</text:p>
      <text:p text:style-name="No_20_Spacing">bubaproducer</text:p>
      <text:p text:style-name="No_20_Spacing"/>
      <text:p text:style-name="No_20_Spacing"><text:a xlink:type="simple" xlink:href="https://freesound.org/people/LimitSnap_Creations/sounds/318688/" text:style-name="Internet_20_link" text:visited-style-name="Visited_20_Internet_20_Link">https://freesound.org/people/LimitSnap_Creations/sounds/318688/</text:a></text:p>
      <text:p text:style-name="No_20_Spacing">Rocket Thrust effect.wav</text:p>
      <text:p text:style-name="No_20_Spacing">LimitSnap_Creations</text:p>
      <text:p text:style-name="No_20_Spacing"/>
      <text:p text:style-name="No_20_Spacing"><text:a xlink:type="simple" xlink:href="https://freesound.org/people/MATRIXXX_/sounds/441500/" text:style-name="Internet_20_link" text:visited-style-name="Visited_20_Internet_20_Link">https://freesound.org/people/MATRIXXX_/sounds/441500/</text:a></text:p>
      <text:p text:style-name="No_20_Spacing">Rocket_02.wav</text:p>
      <text:p text:style-name="No_20_Spacing">MATRIXXX_</text:p>
      <text:p text:style-name="No_20_Spacing"/>
      <text:p text:style-name="No_20_Spacing">Lightless Dawn by Kevin MacLeod</text:p>
      <text:p text:style-name="No_20_Spacing">Link: https://incompetech.filmmusic.io/song/3982-lightless-dawn</text:p>
      <text:p text:style-name="No_20_Spacing">License: <text:a xlink:type="simple" xlink:href="https://filmmusic.io/standard-license" text:style-name="Internet_20_link" text:visited-style-name="Visited_20_Internet_20_Link">https://filmmusic.io/standard-license</text:a></text:p>
      <text:p text:style-name="No_20_Spacing"/>
      <text:p text:style-name="No_20_Spacing">Nowhere Land by Kevin MacLeod</text:p>
      <text:p text:style-name="No_20_Spacing">Link: https://incompetech.filmmusic.io/song/4148-nowhere-land</text:p>
      <text:p text:style-name="No_20_Spacing">License: <text:a xlink:type="simple" xlink:href="https://filmmusic.io/standard-license" text:style-name="Internet_20_link" text:visited-style-name="Visited_20_Internet_20_Link">https://filmmusic.io/standard-license</text:a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ndling, John (wendlijl)</meta:initial-creator>
    <meta:editing-cycles>6</meta:editing-cycles>
    <meta:creation-date>2021-04-13T22:13:00</meta:creation-date>
    <dc:date>2021-04-26T15:39:19.97</dc:date>
    <meta:editing-duration>PT20H50M37S</meta:editing-duration>
    <meta:generator>OpenOffice/4.1.5$Win32 OpenOffice.org_project/415m1$Build-9789</meta:generator>
    <meta:document-statistic meta:table-count="0" meta:image-count="0" meta:object-count="0" meta:page-count="1" meta:paragraph-count="24" meta:word-count="47" meta:character-count="7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